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80992" officeooo:paragraph-rsid="00197012" style:font-size-asian="10pt" style:font-size-complex="10pt"/>
    </style:style>
    <style:style style:name="P2" style:family="paragraph" style:parent-style-name="Standard">
      <style:text-properties style:font-name="Times New Roman" fo:font-size="12pt" fo:font-style="italic" officeooo:paragraph-rsid="0018d283" style:font-size-asian="12pt" style:font-style-asian="italic" style:font-size-complex="12pt" style:font-style-complex="italic"/>
    </style:style>
    <style:style style:name="P3" style:family="paragraph" style:parent-style-name="Standard">
      <style:text-properties style:font-name="Times New Roman" fo:font-size="12pt" fo:font-style="italic" officeooo:rsid="000a30d7" officeooo:paragraph-rsid="0018d283" style:font-size-asian="12pt" style:font-style-asian="italic" style:font-size-complex="12pt" style:font-style-complex="italic"/>
    </style:style>
    <style:style style:name="P4" style:family="paragraph" style:parent-style-name="Standard">
      <style:text-properties style:font-name="Times New Roman" fo:font-size="10pt" fo:font-style="italic" officeooo:rsid="00180992" officeooo:paragraph-rsid="0018d283" style:font-size-asian="10pt" style:font-style-asian="italic" style:font-size-complex="10pt" style:font-style-complex="italic"/>
    </style:style>
    <style:style style:name="P5" style:family="paragraph" style:parent-style-name="Standard">
      <style:text-properties fo:font-size="12pt" fo:font-style="italic" officeooo:rsid="0011ce3a" officeooo:paragraph-rsid="0011ce3a" style:font-size-asian="12pt" style:font-style-asian="italic" style:font-size-complex="12pt" style:font-style-complex="italic"/>
    </style:style>
    <style:style style:name="P6" style:family="paragraph" style:parent-style-name="Standard">
      <style:text-properties fo:font-size="12pt" fo:font-style="italic" officeooo:rsid="00180992" officeooo:paragraph-rsid="0018d283" style:font-size-asian="12pt" style:font-style-asian="italic" style:font-size-complex="12pt" style:font-style-complex="italic"/>
    </style:style>
    <style:style style:name="P7" style:family="paragraph" style:parent-style-name="Standard">
      <style:text-properties style:font-name="Times New Roman" fo:font-size="10pt" fo:font-style="italic" officeooo:rsid="00197012" officeooo:paragraph-rsid="001ce3a2" style:font-size-asian="10pt" style:font-style-asian="italic" style:font-size-complex="10pt" style:font-style-complex="italic"/>
    </style:style>
    <style:style style:name="P8" style:family="paragraph" style:parent-style-name="Standard">
      <style:text-properties fo:font-size="10pt" officeooo:rsid="00197012" officeooo:paragraph-rsid="00197012" style:font-size-asian="10pt" style:font-size-complex="10pt"/>
    </style:style>
    <style:style style:name="P9" style:family="paragraph" style:parent-style-name="Standard">
      <style:text-properties fo:font-size="10pt" officeooo:rsid="00197012" officeooo:paragraph-rsid="001ce3a2" style:font-size-asian="10pt" style:font-size-complex="10pt"/>
    </style:style>
    <style:style style:name="P10" style:family="paragraph" style:parent-style-name="Standard">
      <style:text-properties fo:font-size="10pt" officeooo:rsid="00197012" officeooo:paragraph-rsid="001e3376" style:font-size-asian="10pt" style:font-size-complex="10pt"/>
    </style:style>
    <style:style style:name="T1" style:family="text">
      <style:text-properties officeooo:rsid="000a30d7"/>
    </style:style>
    <style:style style:name="T2" style:family="text">
      <style:text-properties fo:font-variant="normal" fo:text-transform="none" fo:color="#444444" fo:letter-spacing="normal" fo:font-style="normal" fo:font-weight="normal"/>
    </style:style>
    <style:style style:name="T3" style:family="text">
      <style:text-properties fo:font-variant="normal" fo:text-transform="none" fo:color="#444444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tro To Database Systems And Designs – Spring 2012</text:p>
      <text:p text:style-name="P2"><text:span text:style-name="T1">Project title: <text:tab/><text:tab/></text:span><text:span text:style-name="T1">Gift Registry</text:span></text:p>
      <text:p text:style-name="P3">Group members: <text:tab/>Kevin Whalen, Kyle Meehan, Vidmantas Steponavicius</text:p>
      <text:p text:style-name="P6"/>
      <text:p text:style-name="P4"/>
      <text:p text:style-name="P4"><text:span text:style-name="T2">A set of SQL table definitions including code for loading sample tables. Your documentation of this step should include a set of Create and Create index SQL statements. </text:span><text:span text:style-name="T3">(5%)</text:span> </text:p>
      <text:p text:style-name="P4"/>
      <text:p text:style-name="P7">/////////////////////////////////////////////////////////////////////////////////////////////////////////////////////////////////////////////////////</text:p>
      <text:p text:style-name="P8">create table Person</text:p>
      <text:p text:style-name="P8"><text:tab/>(</text:p>
      <text:p text:style-name="P8"><text:tab/>User_ID<text:tab/><text:tab/>int not null AUTO_INCREMENT,</text:p>
      <text:p text:style-name="P8"><text:tab/>User_Name<text:tab/>varchar(15),</text:p>
      <text:p text:style-name="P8"><text:tab/>User_Password<text:tab/>varchar(20),</text:p>
      <text:p text:style-name="P8"><text:tab/>F_Name<text:tab/><text:tab/>varchar(15),</text:p>
      <text:p text:style-name="P8"><text:tab/>L_Name<text:tab/><text:tab/>varchar(15),</text:p>
      <text:p text:style-name="P8"><text:tab/>M_Name<text:tab/><text:tab/>varchar(15),</text:p>
      <text:p text:style-name="P8"><text:tab/>DOB<text:tab/><text:tab/>Date,</text:p>
      <text:p text:style-name="P8"><text:tab/>primary key (User_ID)</text:p>
      <text:p text:style-name="P8"><text:tab/>);</text:p>
      <text:p text:style-name="P8"/>
      <text:p text:style-name="P8">create table Guests_List</text:p>
      <text:p text:style-name="P8"><text:tab/>(</text:p>
      <text:p text:style-name="P8"><text:tab/>Giver_ID<text:tab/>varchar(15) not null,</text:p>
      <text:p text:style-name="P8"><text:tab/>Receiver_ID<text:tab/>varchar(15) not null,</text:p>
      <text:p text:style-name="P8"><text:tab/>Event_ID<text:tab/>varchar(15) not null,</text:p>
      <text:p text:style-name="P8"><text:tab/>Coming <text:tab/><text:tab/>tinyint(1),</text:p>
      <text:p text:style-name="P8"><text:tab/>Gifting<text:tab/><text:tab/>tinyint(1),</text:p>
      <text:p text:style-name="P8"><text:tab/>primary key (Giver_ID, Receiver_ID, Event_ID)</text:p>
      <text:p text:style-name="P8"><text:tab/>);</text:p>
      <text:p text:style-name="P8"/>
      <text:p text:style-name="P8">create table Gift</text:p>
      <text:p text:style-name="P8"><text:tab/>(</text:p>
      <text:p text:style-name="P8"><text:tab/>Item_ID<text:tab/><text:tab/>varchar(20) not null,</text:p>
      <text:p text:style-name="P8"><text:tab/>Event_ID<text:tab/>int not null,</text:p>
      <text:p text:style-name="P8"><text:tab/>Giver_ID<text:tab/>varchar(20),</text:p>
      <text:p text:style-name="P8"><text:tab/>Price<text:tab/><text:tab/>numeric(8, 2),</text:p>
      <text:p text:style-name="P8"><text:tab/>Quantity <text:tab/>numeric(3, 0),</text:p>
      <text:p text:style-name="P8"><text:tab/>primary key (Item_ID, Event_ID)</text:p>
      <text:p text:style-name="P8"><text:tab/>);</text:p>
      <text:p text:style-name="P8"/>
      <text:p text:style-name="P8">create table Item</text:p>
      <text:p text:style-name="P8"><text:tab/>(</text:p>
      <text:p text:style-name="P8"><text:tab/>Item_ID<text:tab/><text:tab/>varchar(20) not null, /* upc */</text:p>
      <text:p text:style-name="P8"><text:tab/>Department<text:tab/>varchar(25), /* assigned department */</text:p>
      <text:p text:style-name="P8"><text:tab/>Title<text:tab/><text:tab/>varchar(150), /* RPC 'description' */</text:p>
      <text:p text:style-name="P8"><text:tab/>Classification<text:tab/>varchar(25), /* RPC 'size' (further details) */</text:p>
      <text:p text:style-name="P8"><text:tab/>primary key(Item_ID)</text:p>
      <text:p text:style-name="P8"><text:tab/>);</text:p>
      <text:p text:style-name="P8"/>
      <text:p text:style-name="P8">create table Contact_Info</text:p>
      <text:p text:style-name="P8"><text:tab/>(</text:p>
      <text:p text:style-name="P8"><text:tab/>User_ID<text:tab/><text:tab/>int not null,</text:p>
      <text:p text:style-name="P8"><text:tab/>Location_ID<text:tab/>int,</text:p>
      <text:p text:style-name="P8"><text:tab/>Phone_Num<text:tab/>varchar(15),</text:p>
      <text:p text:style-name="P8"><text:tab/>Email<text:tab/><text:tab/>varchar(25),</text:p>
      <text:p text:style-name="P8"><text:tab/>primary key (User_ID)</text:p>
      <text:p text:style-name="P8"><text:soft-page-break/><text:tab/>);</text:p>
      <text:p text:style-name="P8"/>
      <text:p text:style-name="P8">create table Address</text:p>
      <text:p text:style-name="P8"><text:tab/>(</text:p>
      <text:p text:style-name="P8"><text:tab/>Location_ID<text:tab/>int not null AUTO_INCREMENT,</text:p>
      <text:p text:style-name="P8"><text:tab/>Location_Name<text:tab/>varchar(15),</text:p>
      <text:p text:style-name="P8"><text:tab/>City<text:tab/><text:tab/>varchar(15),</text:p>
      <text:p text:style-name="P8"><text:tab/>Street_Name<text:tab/>varchar(20),</text:p>
      <text:p text:style-name="P8"><text:tab/>Street_Number<text:tab/>numeric(7, 0),</text:p>
      <text:p text:style-name="P8"><text:tab/>Street_Ext<text:tab/>varchar(20),</text:p>
      <text:p text:style-name="P8"><text:tab/>State<text:tab/><text:tab/>varchar(15),</text:p>
      <text:p text:style-name="P8"><text:tab/>primary key (Location_ID)</text:p>
      <text:p text:style-name="P8"><text:tab/>);</text:p>
      <text:p text:style-name="P8"/>
      <text:p text:style-name="P8">create table Events</text:p>
      <text:p text:style-name="P8"><text:tab/>(</text:p>
      <text:p text:style-name="P8"><text:tab/>Event_ID<text:tab/>int not null AUTO_INCREMENT,</text:p>
      <text:p text:style-name="P8"><text:tab/>User_ID<text:tab/><text:tab/>varchar(15),</text:p>
      <text:p text:style-name="P8"><text:tab/>Event_Name<text:tab/>varchar(30),</text:p>
      <text:p text:style-name="P8"><text:tab/>Event_Date<text:tab/>Date,<text:tab/><text:tab/></text:p>
      <text:p text:style-name="P8"><text:tab/>Location_ID<text:tab/>varchar(20),</text:p>
      <text:p text:style-name="P8"><text:tab/>primary key (Event_ID)</text:p>
      <text:p text:style-name="P8"><text:tab/>); </text:p>
      <text:p text:style-name="P1"/>
      <text:p text:style-name="P8"/>
      <text:p text:style-name="P9"/>
      <text:p text:style-name="P9">/////////////////////////////////////////////////////////////////////////////////////////////////////////////////////////////////////////////////////</text:p>
      <text:p text:style-name="P9"/>
      <text:p text:style-name="P10">insert into Person ('User_ID','User_Name','User_Password','F_Name','L_Name', 'M_Name', 'DOB') </text:p>
      <text:p text:style-name="P10">values (00001, 'Bill5', 'password', 'Bill', 'Evan', 'Smith', '1985-04-21');</text:p>
      <text:p text:style-name="P10"/>
      <text:p text:style-name="P10">insert into Person ('User_ID','User_Name','User_Password','F_Name','L_Name', 'M_Name', 'DOB') </text:p>
      <text:p text:style-name="P10">values (00002, 'L', 'password1', 'Laverne', 'Anny', 'Smith', '1977-09-23');</text:p>
      <text:p text:style-name="P10"/>
      <text:p text:style-name="P10">insert into Person ('User_ID','User_Name','User_Password','F_Name','L_Name', 'M_Name', 'DOB')</text:p>
      <text:p text:style-name="P10"><text:s/>values (00003, 'N', 'password1', 'Nick', 'Kevin', 'Smith', '1978-08-15');</text:p>
      <text:p text:style-name="P10"/>
      <text:p text:style-name="P10">insert into Person ('User_ID','User_Name','User_Password','F_Name','L_Name', 'M_Name', 'DOB') </text:p>
      <text:p text:style-name="P10">values (00004, 'Ti3', 'password1', 'Tim', 'Eric', 'Smith', '1986-05-05');</text:p>
      <text:p text:style-name="P10"/>
      <text:p text:style-name="P10">insert into Person ('User_ID','User_Name','User_Password','F_Name','L_Name', 'M_Name', 'DOB') </text:p>
      <text:p text:style-name="P10">values (00005, 'Todd9001', 'password1', 'Todd', 'John', 'McDonald', '1936-06-23');</text:p>
      <text:p text:style-name="P9"/>
      <text:p text:style-name="P9"/>
      <text:p text:style-name="P9"/>
      <text:p text:style-name="P9">insert into Guests_List ('Giver_ID', 'Receiver_ID', 'Event_ID', 'Coming', 'Gifting')</text:p>
      <text:p text:style-name="P9"><text:s/>values ('00002', '00001', '00001', 1, 1);</text:p>
      <text:p text:style-name="P9">insert into Guests_List ('Giver_ID', 'Receiver_ID', 'Event_ID', 'Coming', 'Gifting')</text:p>
      <text:p text:style-name="P9"><text:s/>values ('00003', '00001', '00001', 0, 1);</text:p>
      <text:p text:style-name="P9">insert into Guests_List ('Giver_ID', 'Receiver_ID', 'Event_ID', 'Coming', 'Gifting')</text:p>
      <text:p text:style-name="P9"><text:s/>values ('00004', '00001', '00001', 1, 1);</text:p>
      <text:p text:style-name="P9">insert into Guests_List ('Giver_ID', 'Receiver_ID', 'Event_ID', 'Coming', 'Gifting')</text:p>
      <text:p text:style-name="P9"><text:s/>values ('00005', '00001', '00001', 1, 0);</text:p>
      <text:p text:style-name="P9"/>
      <text:p text:style-name="P9"/>
      <text:p text:style-name="P9"/>
      <text:p text:style-name="P9">insert into Events ('Event_ID', 'User_ID', 'Event_Name', 'Event_Date', 'Location_ID')</text:p>
      <text:p text:style-name="P9"><text:s/>values ('00001', '00001', 'Bill Birthday', '2013-04-21', 00001);</text:p>
      <text:p text:style-name="P9"><text:soft-page-break/></text:p>
      <text:p text:style-name="P10">insert into Gift ('User_ID','Event_ID','Giver_ID','Price','Quantity') </text:p>
      <text:p text:style-name="P10">values ('00001', 00001, '320', 1); </text:p>
      <text:p text:style-name="P10">insert into Gift ('User_ID','Event_ID','Giver_ID','Price','Quantity') </text:p>
      <text:p text:style-name="P10">values ('00002', 00001, '15', 4);</text:p>
      <text:p text:style-name="P10">insert into Gift ('User_ID','Event_ID','Giver_ID','Price','Quantity') </text:p>
      <text:p text:style-name="P10">values ('00003', 00001, '150', 1);</text:p>
      <text:p text:style-name="P10">insert into Gift ('User_ID','Event_ID','Giver_ID','Price','Quantity') </text:p>
      <text:p text:style-name="P10">values ('00004', 00001, '1', 15);</text:p>
      <text:p text:style-name="P9"/>
      <text:p text:style-name="P10">insert into Item ('Item_ID', 'Department', 'Title', 'Classification') </text:p>
      <text:p text:style-name="P10">values ('00001', 'Electronics', 'Xbox 360', 'Elite');</text:p>
      <text:p text:style-name="P10">insert into Item ('Item_ID', 'Department', 'Title', 'Classification')</text:p>
      <text:p text:style-name="P10"><text:s/>values ('00002', 'Clothes', 'T-Shirts', 'Medium');</text:p>
      <text:p text:style-name="P10">insert into Item ('Item_ID', 'Department', 'Title', 'Classification') </text:p>
      <text:p text:style-name="P10">values ('00003', 'Music', 'Guitar', 'Bass');</text:p>
      <text:p text:style-name="P10">insert into Item ('Item_ID', 'Department', 'Title', 'Classification') </text:p>
      <text:p text:style-name="P10">values ('00004', 'Food', 'Chocolate', 'Milk');</text:p>
      <text:p text:style-name="P9"/>
      <text:p text:style-name="P9">insert into Contact_Info ('User_ID', 'Location_ID', 'Phone-Num', 'Email') </text:p>
      <text:p text:style-name="P9">values (00001, 00001, '440-568-9124', 'bill10@cox.net');</text:p>
      <text:p text:style-name="P9">insert into Contact_Info ('User_ID', 'Location_ID', 'Phone-Num', 'Email') </text:p>
      <text:p text:style-name="P9">values (00002, 00002, '440-569-8742', 'laverne@cox.net');</text:p>
      <text:p text:style-name="P9">insert into Contact_Info ('User_ID', 'Location_ID', 'Phone-Num', 'Email') </text:p>
      <text:p text:style-name="P9">values (00003, 00003, '440-578-9612', 'hi1234@yahoo.com');</text:p>
      <text:p text:style-name="P9">insert into Contact_Info ('User_ID', 'Location_ID', 'Phone-Num', 'Email') </text:p>
      <text:p text:style-name="P9">values (00004, 00004, '216-852-9461', 'ti@cox.net');</text:p>
      <text:p text:style-name="P9">insert into Contact_Info ('User_ID', 'Location_ID', 'Phone-Num', 'Email') </text:p>
      <text:p text:style-name="P9">values (00005, 00005, '216-963-4561', 'Imlovingit@yahoo.com');</text:p>
      <text:p text:style-name="P9"/>
      <text:p text:style-name="P9">insert into Address ('Location_ID', 'Location_Name', 'City', 'Street_Name', 'Street_Number','Street_Ext','State') </text:p>
      <text:p text:style-name="P9">values (00001, 'Home', 'Cleveland', 'Glenside','26993', 'Brunswick Circle', 'Ohio');</text:p>
      <text:p text:style-name="P9">insert into Address ('Location_ID', 'Location_Name', 'City', 'Street_Name', 'Street_Number','Street_Ext','State') </text:p>
      <text:p text:style-name="P9">values (00002, 'Home', 'Cleveland', 'Glenside','26973', 'Brunswick Circle', 'Ohio');</text:p>
      <text:p text:style-name="P9">insert into Address ('Location_ID', 'Location_Name', 'City', 'Street_Name', 'Street_Number','Street_Ext','State') </text:p>
      <text:p text:style-name="P9">values (00003, 'Home', 'Cleveland', 'Glenside','26983', 'Brunswick Circle', 'Ohio');</text:p>
      <text:p text:style-name="P9">insert into Address ('Location_ID', 'Location_Name', 'City', 'Street_Name', 'Street_Number','Street_Ext','State') </text:p>
      <text:p text:style-name="P9">values (00004, 'Work', 'Toledo', 'Sterns','26993', 'Brunswick Circle', 'Ohio');</text:p>
      <text:p text:style-name="P9">insert into Address ('Location_ID', 'Location_Name', 'City', 'Street_Name', 'Street_Number','Street_Ext','State') </text:p>
      <text:p text:style-name="P9">values (00005, 'Home', 'Cleveland', 'Glenside', '26789', 'Berry Circle', 'Maine');</text:p>
      <text:p text:style-name="P9"/>
      <text:p text:style-name="P9">/////////////////////////////////////////////////////////////////////////////////////////////////////////////////////////////////////////////////////</text:p>
      <text:p text:style-name="P9"/>
      <text:p text:style-name="P8">CREATE INDEX Find_Person ON Person (User_ID);</text:p>
      <text:p text:style-name="P8">CREATE INDEX Find_Guests_List ON Guests_List (Giver_ID);</text:p>
      <text:p text:style-name="P8">CREATE INDEX Find_Gift ON Gift (Event_ID);</text:p>
      <text:p text:style-name="P8">CREATE INDEX Find_Item ON Item (Item_ID);</text:p>
      <text:p text:style-name="P8">CREATE INDEX Find_Contact_Info ON Contact_Info (User_ID);</text:p>
      <text:p text:style-name="P8">CREATE INDEX Find_Address ON Address (Location_ID);</text:p>
      <text:p text:style-name="P8">CREATE INDEX Find_Events ON Events (User_ID);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5in" fo:margin-right="0.57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3T18:17:44.64</meta:creation-date>
    <dc:date>2013-05-06T13:56:17.83</dc:date>
    <meta:editing-duration>P1DT3H57M32S</meta:editing-duration>
    <meta:editing-cycles>9</meta:editing-cycles>
    <meta:generator>LibreOffice/4.0.1.2$Windows_x86 LibreOffice_project/84102822e3d61eb989ddd325abf1ac077904985</meta:generator>
    <meta:document-statistic meta:table-count="0" meta:image-count="0" meta:object-count="0" meta:page-count="3" meta:paragraph-count="135" meta:word-count="636" meta:character-count="6520" meta:non-whitespace-character-count="5906"/>
  </office:meta>
</office:document-meta>
</file>